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Label</text:h>
                    <text:list>
                        <text:list-item>
                            <text:h text:style-name="Heading_20_2" text:outline-level="2">Description</text:h>
                        </text:list-item>
                    </text:list>
                </text:list-item>
            </text:list>

            <text:p text:style-name="Standard"><text:span>A Widget used to display text.</text:span></text:p><text:span> </text:span><text:p text:style-name="Standard">More info (<text:a xlink:type="simple" xlink:href="https://docs.lvgl.io/8.3/widgets/core/label.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span>Text to be displayed.</text:span></text:p><text:span> </text:span>
                                            <text:p text:style-name="Standard"/>,
                                            <text:list xml:id="list1065229068" text:continue-numbering="true"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text:span>Here we can choose whether the </text:span><text:span text:style-name="backtick">Text</text:span><text:span> property will be calculated from the Expression.</text:span></text:p><text:span> </text:span>
                                            <text:p text:style-name="Standard"/>,
                                            <text:list xml:id="list1065229068" text:continue-numbering="true" text:style-name="Outline">
                                                <text:list-item>
                                                    <text:list>
                                                        <text:list-item>
                                                            <text:list>
                                                                <text:list-item>
                                                                    <text:h text:style-name="Heading_20_3" text:outline-level="3">
                                                                        Long mode
                                                                        <text:s text:c="4"/>
                                                                        <text:span text:style-name="T2">Enum</text:span>
                                                                    </text:h>
                                                                </text:list-item>
                                                            </text:list>
                                                        </text:list-item>
                                                    </text:list>
                                                </text:list-item>
                                            </text:list>
                                            <text:p text:style-name="Standard"><text:span>If </text:span><text:span text:style-name="backtick">content</text:span><text:span> is selected for </text:span><text:span text:style-name="backtick">Width</text:span><text:span> and </text:span><text:span text:style-name="backtick">Height</text:span><text:span> then this item has no effect because the size of the Widget will be automatically set to fit the entire text, but if the size of the Widget is set manually ('px' or '%') then using of this item defines one of the following ways in which the text will be split if it does not fit within the limits of the Widget:</text:span></text:p><text:span> </text:span><text:list xml:id="list1" text:style-name="List_20_1">
                    <text:list-item>
                            <text:p text:style-name="List_20_1">
                            <text:span><text:span text:style-name="backtick">WRAP</text:span><text:span> – Wrap too long lines. If the </text:span><text:span text:style-name="backtick">Height</text:span><text:span> is set to </text:span><text:span text:style-name="backtick">content</text:span><text:span> it will be expanded, otherwise the text will be clipped (Default).</text:span></text:span>
                            </text:p>
                        </text:list-item>,<text:list-item>
                            <text:p text:style-name="List_20_1">
                            <text:span><text:span text:style-name="backtick">DOT</text:span><text:span> – Replaces the last 3 characters from bottom right corner of the label with dots.</text:span></text:span>
                            </text:p>
                        </text:list-item>,<text:list-item>
                            <text:p text:style-name="List_20_1">
                            <text:span><text:span text:style-name="backtick">SCROLL</text:span><text:span> – If the text is wider than the label scroll it horizontally back and forth. If it's higher, scroll vertically. Only one direction is scrolled and horizontal scrolling has higher precedence.</text:span></text:span>
                            </text:p>
                        </text:list-item>,<text:list-item>
                            <text:p text:style-name="List_20_1">
                            <text:span><text:span text:style-name="backtick">SCROLL_CIRCULAR</text:span><text:span> – If the text is wider than the label scroll it horizontally continuously. If it's higher, scroll vertically. Only one direction is scrolled and horizontal scrolling has higher precedence.</text:span></text:span>
                            </text:p>
                        </text:list-item>,<text:list-item>
                            <text:p text:style-name="List_20_1">
                            <text:span><text:span text:style-name="backtick">CLIP</text:span><text:span> – Simply clip the parts of the text outside the label.</text:span></text:span>
                            </text:p>
                        </text:list-item>
                </text:list><text:span> </text:span>
                                            <text:p text:style-name="Standard"/>,
                                            <text:list xml:id="list1065229068" text:continue-numbering="true" text:style-name="Outline">
                                                <text:list-item>
                                                    <text:list>
                                                        <text:list-item>
                                                            <text:list>
                                                                <text:list-item>
                                                                    <text:h text:style-name="Heading_20_3" text:outline-level="3">
                                                                        Recolor
                                                                        <text:s text:c="4"/>
                                                                        <text:span text:style-name="T2">Boolean</text:span>
                                                                    </text:h>
                                                                </text:list-item>
                                                            </text:list>
                                                        </text:list-item>
                                                    </text:list>
                                                </text:list-item>
                                            </text:list>
                                            <text:p text:style-name="Standard"><text:span>If this is enabled then, in the text, we can use commands to recolor parts of the text. For example: "Write a #ff0000 red# wor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5"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6"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